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8.3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6.2500in"/>
    </style:style>
    <style:style style:name="rststyle-rststyle-table-2" style:family="table">
      <style:table-properties table:align="left" fo:margin-top="0in" fo:margin-bottom="0.10in" style:width="8.3333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0833in"/>
    </style:style>
    <style:style style:name="rststyle-rststyle-table-2.B" style:family="table-column">
      <style:table-column-properties style:column-width="6.2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2.0833in"/>
    </style:style>
    <style:style style:name="rststyle-rststyle-table-3.D" style:family="table-column">
      <style:table-column-properties style:column-width="2.0833in"/>
    </style:style>
    <style:style style:name="P1003" style:master-page-name="rststyle-pagedefault" style:family="paragraph" style:parent-style-name="rststyle-title"/>
  </office:automatic-styles>
  <office:body>
    <office:text>
      <text:p text:style-name="P1003">Iso yapımı</text:p>
      <text:p text:style-name="rststyle-textbody">Bu dokümanda <text:span text:style-name="rststyle-strong">debian sid</text:span> kullanarak özelleşmiş bir <text:span text:style-name="rststyle-strong">live</text:span> iso yapımı anlatılacaktır.</text:p>
      <text:p text:style-name="rststyle-textbody">Debian <text:span text:style-name="rststyle-strong">sid</text:span> yerine <text:span text:style-name="rststyle-strong">stable</text:span> kullanmak isterseniz yapmanız gereken dokümanda <text:span text:style-name="rststyle-strong">sid</text:span> yerine <text:span text:style-name="rststyle-strong">stable</text:span> yazmaktır.</text:p>
      <text:p text:style-name="rststyle-blockquote"><text:span text:style-name="rststyle-strong">Not:</text:span> Bu dokümanla ilgili soru ve önerileriniz için : https://t.me/iso_calismalari</text:p>
      <text:p text:style-name="rststyle-blockquote"><text:span text:style-name="rststyle-strong">Not: Biraz mizah içerir.</text:span> Şimdiden <text:span text:style-name="rststyle-strong">ALLAH</text:span> sabır versin :D</text:p>
      <text:p text:style-name="rststyle-table-title">Terimler ve Anlamları</text:p>
      <table:table table:name="rststyle-rststyle-table-1" table:style-name="rststyle-rststyle-table-1">
        <text:span text:style-name="rststyle-strong">Terimler ve Anlamları</text:span>
        <table:table-column table:style-name="rststyle-rststyle-table-1.A"/>
        <table:table-column table:style-name="rststyle-rststyle-table-1.B"/>
        <table:table-header-rows>
          <table:table-row>
            <table:table-cell table:style-name="rststyle-rststyle-table-1.A1" office:value-type="string">
              <text:p text:style-name="Table_20_Heading">Terim</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chroot</text:p>
          </table:table-cell>
          <table:table-cell table:style-name="rststyle-rststyle-table-1.A1" office:value-type="string">
            <text:p text:style-name="rststyle-textbody">Oluşturulacak live isonun taslağıdır. içerisine <text:span text:style-name="rststyle-strong">chroot sid-chroot</text:span> komutu ile içerisine girebiliriz. çıkmak için ise <text:span text:style-name="rststyle-strong">exit</text:span> komutu kullanılmalıdır.</text:p>
          </table:table-cell>
        </table:table-row>
        <table:table-row>
          <table:table-cell table:style-name="rststyle-rststyle-table-1.A1" office:value-type="string">
            <text:p text:style-name="rststyle-textbody">squashfs</text:p>
          </table:table-cell>
          <table:table-cell table:style-name="rststyle-rststyle-table-1.A1" office:value-type="string">
            <text:p text:style-name="rststyle-textbody">Sıkıştırılmış haldeki kök dizin dosyasıdır. Oluşturulması donanıma bağlı olarak uzun sürmektedir. <text:span text:style-name="rststyle-strong">Debian</text:span> tabanlı dağıtımlarda <text:span text:style-name="rststyle-strong">gzip</text:span> formatında sıkıştırma önerilir.</text:p>
          </table:table-cell>
        </table:table-row>
        <table:table-row>
          <table:table-cell table:style-name="rststyle-rststyle-table-1.A1" office:value-type="string">
            <text:p text:style-name="rststyle-textbody">iso</text:p>
          </table:table-cell>
          <table:table-cell table:style-name="rststyle-rststyle-table-1.A1" office:value-type="string">
            <text:p text:style-name="rststyle-textbody">Kurulum medyası dosyasıdır. Bu dosya son üründür ve bunu yayınlayabilirsiniz.</text:p>
          </table:table-cell>
        </table:table-row>
        <table:table-row>
          <table:table-cell table:style-name="rststyle-rststyle-table-1.A1" office:value-type="string">
            <text:p text:style-name="rststyle-textbody">live</text:p>
          </table:table-cell>
          <table:table-cell table:style-name="rststyle-rststyle-table-1.A1" office:value-type="string">
            <text:p text:style-name="rststyle-textbody">Kurulum yapmadan çalışan sisteme <text:span text:style-name="rststyle-strong">live</text:span> adı verilir.</text:p>
          </table:table-cell>
        </table:table-row>
        <table:table-row>
          <table:table-cell table:style-name="rststyle-rststyle-table-1.A1" office:value-type="string">
            <text:p text:style-name="rststyle-textbody">17g</text:p>
          </table:table-cell>
          <table:table-cell table:style-name="rststyle-rststyle-table-1.A1" office:value-type="string">
            <text:p text:style-name="rststyle-textbody">Dağıtımdan bağımsız canlı sistem kurulum aracıdır.</text:p>
          </table:table-cell>
        </table:table-row>
      </table:table>
      <text:section text:name="Section1" text:style-name="Sect1">
        <text:h text:outline-level="1" text:style-name="rststyle-heading1">Hazırlık</text:h>
        <text:list text:style-name="rststyle-enumlist-arabic">
          <text:list-item>
            <text:p text:style-name="rststyle-enumitem">Gerekli paketleri kuralım.</text:p>
          </text:list-item>
        </text:list>
        <ns0:p ns0:style-name="rststyle-codeblock">☭ apt-get install debootstrap xorriso squashfs-tools mtools grub-pc-bin grub-efi-ia32-bin grub-efi</ns0:p>
        <text:list text:style-name="rststyle-enumlist-arabic">
          <text:list-item>
            <text:p text:style-name="rststyle-enumitem">Kurulum aracını derleyelim. (İsteğe bağlı)</text:p>
          </text:list-item>
        </text:list>
        <text:p text:style-name="rststyle-textbody">Öncelikle kurulum aracını deb paketi yapmak için gerekli olan paketleri kuralım:</text:p>
        <ns0:p ns0:style-name="rststyle-codeblock">☭ apt-get install devscripts</ns0:p>
        <text:p text:style-name="rststyle-textbody">Daha sonra kaynak kodu bir dizine çekip <text:span text:style-name="rststyle-strong">deb</text:span> paketi haline getirelim.</text:p>
        <ns0:p ns0:style-name="rststyle-codeblock">☭ git clone https://gitlab.com/ggggggggggggggggg/17g<ns0:line-break/>☭ cd 17g<ns0:line-break/>☭ mk-build-deps --install<ns0:line-break/>☭ debuild -us -uc -b</ns0:p>
        <text:span text:style-name="rststyle-name">
          <text:span text:style-name="rststyle-builtin">cd</text:span>
        </text:span>
        <text:p text:style-name="rststyle-textbody">Bir üst dizinde kurulum aracına ait <text:span text:style-name="rststyle-strong">deb</text:span> paketi oluşacakdır.</text:p>
      </text:section>
      <text:section text:name="Section2" text:style-name="Sect1">
        <text:h text:outline-level="1" text:style-name="rststyle-heading1">Chroot oluşturulması</text:h>
        <text:list text:style-name="rststyle-enumlist-arabic">
          <text:list-item>
            <text:p text:style-name="rststyle-enumitem"><text:span text:style-name="rststyle-strong">Debootstrap</text:span> ile debian chroot ortamı oluşturalım.</text:p>
          </text:list-item>
        </text:list>
        <ns0:p ns0:style-name="rststyle-codeblock">☭ mkdir sid-chroot<ns0:line-break/>☭ debootstrap --arch=amd64 --no-merged-usr sid sid-chroot https://deb.debian.org/debian</ns0:p>
        <text:span text:style-name="rststyle-operator">=</text:span>
        <text:p text:style-name="rststyle-textbody">Eğer debian yerine devuan kullanmak istiyorsanız depo adresi olarak <text:span text:style-name="rststyle-emphasis">https://pkgmaster.devuan.org/merged</text:span> koymalısınız.</text:p>
        <text:p text:style-name="rststyle-textbody">Eğer "Unpacking the base system..." sırasında sorun yaşıyorsanız <text:span text:style-name="rststyle-strong">chroot</text:span> dizininin sahibini <text:span text:style-name="rststyle-strong">root</text:span> olarak değiştirip tekrar denemenizi öneriririz.</text:p>
        <ns0:p ns0:style-name="rststyle-codeblock">☭ chown root sid-chroot</ns0:p>
        <text:list text:style-name="rststyle-enumlist-arabic">
          <text:list-item>
            <text:p text:style-name="rststyle-enumitem">Eğer apt ile ilgili <text:span text:style-name="rststyle-strong">sandbox</text:span> hatası alırsanız aşağıdaki komutu kullanın.</text:p>
          </text:list-item>
        </text:list>
        <ns0:p ns0:style-name="rststyle-codeblock">☭ echo "APT::Sandbox::User root;" &gt; sid-chroot/etc/apt/apt.conf.d/99sandboxroot</ns0:p>
        <text:span text:style-name="rststyle-name">
          <text:span text:style-name="rststyle-builtin">echo</text:span>
        </text:span>
        <text:span text:style-name="rststyle-literal">
          <text:span text:style-name="rststyle-string">
            <text:span text:style-name="rststyle-double">"APT::Sandbox::User root;"</text:span>
          </text:span>
        </text:span>
        <text:p text:style-name="rststyle-textbody">Eğer sıfırdan debootstrap kullanarak chroot oluşturmak yerine mevcut bir debian tabanlı isoyu açmak istiyorsak aşağıdaki adımları uygulayın.</text:p>
        <text:list text:style-name="rststyle-enumlist-arabic">
          <text:list-item>
            <text:p text:style-name="rststyle-enumitem">Iso dosyamızı bir dizine bağlayalım.</text:p>
          </text:list-item>
        </text:list>
        <ns0:p ns0:style-name="rststyle-codeblock">☭ mount -o loop debian-live-orijinal.iso /mnt</ns0:p>
        <text:list text:style-name="rststyle-enumlist-arabic">
          <text:list-item>
            <text:p text:style-name="rststyle-enumitem">Iso içerisindeki <text:span text:style-name="rststyle-strong">live/filesystem.squashfs</text:span> dosyasını açalım. ve adını <text:span text:style-name="rststyle-strong">sid-chroot</text:span> olarak değiştirelim.</text:p>
          </text:list-item>
        </text:list>
        <ns0:p ns0:style-name="rststyle-codeblock">☭ unsquashfs /mnt/live/filesystem.squashfs<ns0:line-break/>☭ mv squashfs-root sid-chroot</ns0:p>
        <text:list text:style-name="rststyle-enumlist-arabic">
          <text:list-item>
            <text:p text:style-name="rststyle-enumitem">Iso dosyamızın bağını sökelim.</text:p>
          </text:list-item>
        </text:list>
        <ns0:p ns0:style-name="rststyle-codeblock">☭ umount -f /mnt</ns0:p>
      </text:section>
      <text:section text:name="Section3" text:style-name="Sect1">
        <text:h text:outline-level="1" text:style-name="rststyle-heading1">Chroot içine girmek için ön hazırlık</text:h>
        <text:list text:style-name="rststyle-enumlist-arabic">
          <text:list-item>
            <text:p text:style-name="rststyle-enumitem"><text:span text:style-name="rststyle-strong">dev sys proc run</text:span> bind bağlayalım. Bu işlem her chroot ile <text:span text:style-name="rststyle-strong">sid-chroot</text:span> içerisine girileceğinde yapılmalıdır. <text:span text:style-name="rststyle-strong">sid-chroot</text:span> içerisinden çıkıldığında ise  bind bağının sökülmesi gerekmektedir.</text:p>
          </text:list-item>
        </text:list>
        <ns0:p ns0:style-name="rststyle-codeblock">☭ for i in dev dev/pts proc sys; do mount -o bind /$i sid-chroot/$i; done</ns0:p>
        <text:span text:style-name="rststyle-keyword">for</text:span>
        <text:span text:style-name="rststyle-keyword">in</text:span>
        <text:span text:style-name="rststyle-punctuation">;</text:span>
        <text:span text:style-name="rststyle-keyword">do</text:span>
        <text:span text:style-name="rststyle-name">
          <text:span text:style-name="rststyle-builtin">bind</text:span>
        </text:span>
        <text:span text:style-name="rststyle-name">
          <text:span text:style-name="rststyle-variable">$i</text:span>
        </text:span>
        <text:span text:style-name="rststyle-name">
          <text:span text:style-name="rststyle-variable">$i</text:span>
        </text:span>
        <text:span text:style-name="rststyle-punctuation">;</text:span>
        <text:span text:style-name="rststyle-keyword">done</text:span>
      </text:section>
      <text:section text:name="Section4" text:style-name="Sect1">
        <text:h text:outline-level="1" text:style-name="rststyle-heading1">Gerekli paketlerin kurulması</text:h>
        <text:p text:style-name="rststyle-textbody">Mevcut bir iso dosyasını düzenleyenler Bu aşamayı atlayabilirler.</text:p>
        <text:list text:style-name="rststyle-enumlist-arabic">
          <text:list-item>
            <text:p text:style-name="rststyle-enumitem">Chroot komutu ile oluşan <text:span text:style-name="rststyle-strong">chroot</text:span> içerisine girelim. ve ardından <text:span text:style-name="rststyle-strong">sources.list</text:span> dosyasını düzenleyelim. Bu noktadan sonra chroot içerisinden devam edeceğiz.</text:p>
          </text:list-item>
        </text:list>
        <ns0:p ns0:style-name="rststyle-codeblock">☭ chroot sid-chroot /bin/bash<ns0:line-break/>☭ echo 'deb https://deb.debian.org/debian sid main contrib non-free' &gt; /etc/apt/sources.list<ns0:line-break/>☭ apt-get update</ns0:p>
        <text:span text:style-name="rststyle-name">
          <text:span text:style-name="rststyle-builtin">echo</text:span>
        </text:span>
        <text:span text:style-name="rststyle-literal">
          <text:span text:style-name="rststyle-string">
            <text:span text:style-name="rststyle-single">'deb https://deb.debian.org/debian sid main contrib non-free'</text:span>
          </text:span>
        </text:span>
        <text:list text:style-name="rststyle-enumlist-arabic">
          <text:list-item>
            <text:p text:style-name="rststyle-enumitem">Kernel kuralım.</text:p>
          </text:list-item>
        </text:list>
        <ns0:p ns0:style-name="rststyle-codeblock">☭ apt-get install linux-headers-amd64 linux-image-amd64</ns0:p>
        <text:p text:style-name="rststyle-textbody">Kernel olarak depodaki kernel yerine liquorix kernelini de kurabilirsiniz. (isteğe bağlı)</text:p>
        <ns0:p ns0:style-name="rststyle-codeblock">☭ bash &lt;(https://liquorix.net/add-liquorix-repo.sh)<ns0:line-break/>☭ apt-get install linux-image-liquorix-amd64 linux-headers-liquorix-amd64</ns0:p>
        <text:span text:style-name="rststyle-operator">(</text:span>
        <text:span text:style-name="rststyle-operator">)</text:span>
        <text:list text:style-name="rststyle-enumlist-arabic">
          <text:list-item>
            <text:p text:style-name="rststyle-enumitem">Grub kuralım.</text:p>
          </text:list-item>
        </text:list>
        <ns0:p ns0:style-name="rststyle-codeblock">☭ apt-get install grub-pc-bin grub-efi-ia32-bin grub-efi</ns0:p>
        <text:list text:style-name="rststyle-enumlist-arabic">
          <text:list-item>
            <text:p text:style-name="rststyle-enumitem">Live açılış için gereken paketleri kuralım.</text:p>
          </text:list-item>
        </text:list>
        <ns0:p ns0:style-name="rststyle-codeblock">☭ apt-get install live-config live-boot</ns0:p>
        <text:list text:style-name="rststyle-enumlist-arabic">
          <text:list-item>
            <text:p text:style-name="rststyle-enumitem">Debian tabanlı sistemlerde önerilen paketler varsayılan olarak paket kurulumu esnasında kurulur. Bu durum gereksiz paketlerin de gelmesine sebep olabilmektedir. Önerilen paketleri kapatmak için aşağıdaki yolu uygulayabilirsiniz. (İsteğe bağlı)</text:p>
          </text:list-item>
        </text:list>
        <ns0:p ns0:style-name="rststyle-codeblock"># /etc/apt/apt.conf.d/01norecommend adında bir dosya açın ve içine şunu yazın<ns0:line-break/>APT::Install-Recommends "0";<ns0:line-break/>APT::Install-Suggests "0";</ns0:p>
        <text:span text:style-name="rststyle-comment">
          <text:span text:style-name="rststyle-single"># /etc/apt/apt.conf.d/01norecommend adında bir dosya açın ve içine şunu yazın
</text:span>
        </text:span>
        <text:span text:style-name="rststyle-literal">
          <text:span text:style-name="rststyle-string">
            <text:span text:style-name="rststyle-double">"0"</text:span>
          </text:span>
        </text:span>
        <text:span text:style-name="rststyle-punctuation">;</text:span>
        <text:span text:style-name="rststyle-literal">
          <text:span text:style-name="rststyle-string">
            <text:span text:style-name="rststyle-double">"0"</text:span>
          </text:span>
        </text:span>
        <text:span text:style-name="rststyle-punctuation">;</text:span>
        <text:list text:style-name="rststyle-enumlist-arabic">
          <text:list-item>
            <text:p text:style-name="rststyle-enumitem">Eğer dil dosyaları, man dosyaları gibi şeylere ihtiyacınız yoksa ve bunların gereksiz olduğunu düşünüyorsanız Bunları paket kurduktan sonra otomatik silen ayarı aşağıdaki gibi yapabilirsiniz. (Tavsiye edilmez. / İsteğe bağlı.)</text:p>
          </text:list-item>
        </text:list>
        <ns0:p ns0:style-name="rststyle-codeblock"># /etc/apt/apt.conf.d/02antibloat adında dosya açın ve içine şunu yazın<ns0:line-break/>DPkg::Post-Invoke {"rm -rf /usr/share/locale || true";};<ns0:line-break/>DPkg::Post-Invoke {"rm -rf /usr/share/man || true";};<ns0:line-break/>DPkg::Post-Invoke {"rm -rf /usr/share/help || true";};<ns0:line-break/>DPkg::Post-Invoke {"rm -rf /usr/share/doc || true";};<ns0:line-break/>DPkg::Post-Invoke {"rm -rf /usr/share/info || true";};</ns0:p>
        <text:span text:style-name="rststyle-comment">
          <text:span text:style-name="rststyle-single"># /etc/apt/apt.conf.d/02antibloat adında dosya açın ve içine şunu yazın
</text:span>
        </text:span>
        <text:span text:style-name="rststyle-operator">{</text:span>
        <text:span text:style-name="rststyle-literal">
          <text:span text:style-name="rststyle-string">
            <text:span text:style-name="rststyle-double">"rm -rf /usr/share/locale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man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help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doc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info || true"</text:span>
          </text:span>
        </text:span>
        <text:span text:style-name="rststyle-punctuation">;</text:span>
        <text:span text:style-name="rststyle-operator">}</text:span>
        <text:span text:style-name="rststyle-punctuation">;</text:span>
      </text:section>
      <text:section text:name="Section5" text:style-name="Sect1">
        <text:h text:outline-level="1" text:style-name="rststyle-heading1">Özelleştirme</text:h>
        <text:list text:style-name="rststyle-enumlist-arabic">
          <text:list-item>
            <text:p text:style-name="rststyle-enumitem">Dağıtım adını değiştirmek için <text:span text:style-name="rststyle-strong">/etc/os-release</text:span> ve <text:span text:style-name="rststyle-strong">/etc/lsb-release</text:span> dosyalarını düzenleyebilirsiniz.</text:p>
          </text:list-item>
        </text:list>
        <text:list text:style-name="rststyle-bulletlist">
          <text:list-item>
            <text:p text:style-name="rststyle-bulletitem">/etc/os-release</text:p>
          </text:list-item>
        </text:list>
        <ns0:p ns0:style-name="rststyle-codeblock">PRETTY_NAME="Custom debian (sid)"<ns0:line-break/>NAME="CUSTOM"<ns0:line-break/>VERSION_ID="1"<ns0:line-break/>VERSION="1 (sid)"<ns0:line-break/>ID=customdebian<ns0:line-break/>ID_LIKE=debian<ns0:line-break/>HOME_URL="https://www.example.com/"<ns0:line-break/>SUPPORT_URL="https://forums.example.com/"<ns0:line-break/>BUG_REPORT_URL="https://example.com/issues/"<ns0:line-break/>PRIVACY_POLICY_URL="https://www.example.com/privacy/"<ns0:line-break/>VERSION_CODENAME=custom<ns0:line-break/>DEBIAN_CODENAME=sid</ns0:p>
        <text:span text:style-name="rststyle-name">
          <text:span text:style-name="rststyle-variable">PRETTY_NAME</text:span>
        </text:span>
        <text:span text:style-name="rststyle-operator">=</text:span>
        <text:span text:style-name="rststyle-literal">
          <text:span text:style-name="rststyle-string">
            <text:span text:style-name="rststyle-double">"Custom debian (sid)"</text:span>
          </text:span>
        </text:span>
        <text:span text:style-name="rststyle-name">
          <text:span text:style-name="rststyle-variable">NAME</text:span>
        </text:span>
        <text:span text:style-name="rststyle-operator">=</text:span>
        <text:span text:style-name="rststyle-literal">
          <text:span text:style-name="rststyle-string">
            <text:span text:style-name="rststyle-double">"CUSTOM"</text:span>
          </text:span>
        </text:span>
        <text:span text:style-name="rststyle-name">
          <text:span text:style-name="rststyle-variable">VERSION_ID</text:span>
        </text:span>
        <text:span text:style-name="rststyle-operator">=</text:span>
        <text:span text:style-name="rststyle-literal">
          <text:span text:style-name="rststyle-string">
            <text:span text:style-name="rststyle-double">"1"</text:span>
          </text:span>
        </text:span>
        <text:span text:style-name="rststyle-name">
          <text:span text:style-name="rststyle-variable">VERSION</text:span>
        </text:span>
        <text:span text:style-name="rststyle-operator">=</text:span>
        <text:span text:style-name="rststyle-literal">
          <text:span text:style-name="rststyle-string">
            <text:span text:style-name="rststyle-double">"1 (sid)"</text:span>
          </text:span>
        </text:span>
        <text:span text:style-name="rststyle-name">
          <text:span text:style-name="rststyle-variable">ID</text:span>
        </text:span>
        <text:span text:style-name="rststyle-operator">=</text:span>
        <text:span text:style-name="rststyle-name">
          <text:span text:style-name="rststyle-variable">ID_LIKE</text:span>
        </text:span>
        <text:span text:style-name="rststyle-operator">=</text:span>
        <text:span text:style-name="rststyle-name">
          <text:span text:style-name="rststyle-variable">HOME_URL</text:span>
        </text:span>
        <text:span text:style-name="rststyle-operator">=</text:span>
        <text:span text:style-name="rststyle-literal">
          <text:span text:style-name="rststyle-string">
            <text:span text:style-name="rststyle-double">"https://www.example.com/"</text:span>
          </text:span>
        </text:span>
        <text:span text:style-name="rststyle-name">
          <text:span text:style-name="rststyle-variable">SUPPORT_URL</text:span>
        </text:span>
        <text:span text:style-name="rststyle-operator">=</text:span>
        <text:span text:style-name="rststyle-literal">
          <text:span text:style-name="rststyle-string">
            <text:span text:style-name="rststyle-double">"https://forums.example.com/"</text:span>
          </text:span>
        </text:span>
        <text:span text:style-name="rststyle-name">
          <text:span text:style-name="rststyle-variable">BUG_REPORT_URL</text:span>
        </text:span>
        <text:span text:style-name="rststyle-operator">=</text:span>
        <text:span text:style-name="rststyle-literal">
          <text:span text:style-name="rststyle-string">
            <text:span text:style-name="rststyle-double">"https://example.com/issues/"</text:span>
          </text:span>
        </text:span>
        <text:span text:style-name="rststyle-name">
          <text:span text:style-name="rststyle-variable">PRIVACY_POLICY_URL</text:span>
        </text:span>
        <text:span text:style-name="rststyle-operator">=</text:span>
        <text:span text:style-name="rststyle-literal">
          <text:span text:style-name="rststyle-string">
            <text:span text:style-name="rststyle-double">"https://www.example.com/privacy/"</text:span>
          </text:span>
        </text:span>
        <text:span text:style-name="rststyle-name">
          <text:span text:style-name="rststyle-variable">VERSION_CODENAME</text:span>
        </text:span>
        <text:span text:style-name="rststyle-operator">=</text:span>
        <text:span text:style-name="rststyle-name">
          <text:span text:style-name="rststyle-variable">DEBIAN_CODENAME</text:span>
        </text:span>
        <text:span text:style-name="rststyle-operator">=</text:span>
        <text:list text:style-name="rststyle-bulletlist">
          <text:list-item>
            <text:p text:style-name="rststyle-bulletitem">/etc/lsb-release</text:p>
          </text:list-item>
        </text:list>
        <ns0:p ns0:style-name="rststyle-codeblock">DISTRIB_ID=CustomDebian<ns0:line-break/>DISTRIB_RELEASE=1<ns0:line-break/>DISTRIB_CODENAME=sid<ns0:line-break/>DISTRIB_DESCRIPTION="Custom Debian sid"</ns0:p>
        <text:span text:style-name="rststyle-name">
          <text:span text:style-name="rststyle-variable">DISTRIB_ID</text:span>
        </text:span>
        <text:span text:style-name="rststyle-operator">=</text:span>
        <text:span text:style-name="rststyle-name">
          <text:span text:style-name="rststyle-variable">DISTRIB_RELEASE</text:span>
        </text:span>
        <text:span text:style-name="rststyle-operator">=</text:span>
        <text:span text:style-name="rststyle-literal">
          <text:span text:style-name="rststyle-number">1</text:span>
        </text:span>
        <text:span text:style-name="rststyle-name">
          <text:span text:style-name="rststyle-variable">DISTRIB_CODENAME</text:span>
        </text:span>
        <text:span text:style-name="rststyle-operator">=</text:span>
        <text:span text:style-name="rststyle-name">
          <text:span text:style-name="rststyle-variable">DISTRIB_DESCRIPTION</text:span>
        </text:span>
        <text:span text:style-name="rststyle-operator">=</text:span>
        <text:span text:style-name="rststyle-literal">
          <text:span text:style-name="rststyle-string">
            <text:span text:style-name="rststyle-double">"Custom Debian sid"</text:span>
          </text:span>
        </text:span>
        <text:list text:style-name="rststyle-enumlist-arabic">
          <text:list-item>
            <text:p text:style-name="rststyle-enumitem">Masaüstü ortamı kurabiliriz.</text:p>
          </text:list-item>
        </text:list>
        <ns0:p ns0:style-name="rststyle-codeblock">☭ apt-get install xorg xinit<ns0:line-break/>☭ apt-get install lightdm # giriş ekranı olarak lightdm yerine istediğinizi kurabilirsiniz.</ns0:p>
        <text:span text:style-name="rststyle-comment">
          <text:span text:style-name="rststyle-single"># giriş ekranı olarak lightdm yerine istediğinizi kurabilirsiniz.</text:span>
        </text:span>
        <text:p text:style-name="rststyle-table-title">Masaüstü kurulumu</text:p>
        <table:table table:name="rststyle-rststyle-table-2" table:style-name="rststyle-rststyle-table-2">
          <text:span text:style-name="rststyle-strong">Masaüstü kurulumu</text:span>
          <table:table-column table:style-name="rststyle-rststyle-table-2.A"/>
          <table:table-column table:style-name="rststyle-rststyle-table-2.B"/>
          <table:table-header-rows>
            <table:table-row>
              <table:table-cell table:style-name="rststyle-rststyle-table-2.A1" office:value-type="string">
                <text:p text:style-name="Table_20_Heading">Masaüstü</text:p>
              </table:table-cell>
              <table:table-cell table:style-name="rststyle-rststyle-table-2.A1" office:value-type="string">
                <text:p text:style-name="Table_20_Heading">Komut</text:p>
              </table:table-cell>
            </table:table-row>
          </table:table-header-rows>
          <table:table-row>
            <table:table-cell table:style-name="rststyle-rststyle-table-2.A1" office:value-type="string">
              <text:p text:style-name="rststyle-textbody">xfce</text:p>
            </table:table-cell>
            <table:table-cell table:style-name="rststyle-rststyle-table-2.A1" office:value-type="string">
              <text:p text:style-name="rststyle-textbody">apt-get install xfce4</text:p>
            </table:table-cell>
          </table:table-row>
          <table:table-row>
            <table:table-cell table:style-name="rststyle-rststyle-table-2.A1" office:value-type="string">
              <text:p text:style-name="rststyle-textbody">lxde</text:p>
            </table:table-cell>
            <table:table-cell table:style-name="rststyle-rststyle-table-2.A1" office:value-type="string">
              <text:p text:style-name="rststyle-textbody">apt-get install lxde</text:p>
            </table:table-cell>
          </table:table-row>
          <table:table-row>
            <table:table-cell table:style-name="rststyle-rststyle-table-2.A1" office:value-type="string">
              <text:p text:style-name="rststyle-textbody">cinnamon</text:p>
            </table:table-cell>
            <table:table-cell table:style-name="rststyle-rststyle-table-2.A1" office:value-type="string">
              <text:p text:style-name="rststyle-textbody">apt-get install cinnamon</text:p>
            </table:table-cell>
          </table:table-row>
          <table:table-row>
            <table:table-cell table:style-name="rststyle-rststyle-table-2.A1" office:value-type="string">
              <text:p text:style-name="rststyle-textbody">plasma</text:p>
            </table:table-cell>
            <table:table-cell table:style-name="rststyle-rststyle-table-2.A1" office:value-type="string">
              <text:p text:style-name="rststyle-textbody">apt-get install kde-standard</text:p>
            </table:table-cell>
          </table:table-row>
          <table:table-row>
            <table:table-cell table:style-name="rststyle-rststyle-table-2.A1" office:value-type="string">
              <text:p text:style-name="rststyle-textbody">gnome</text:p>
            </table:table-cell>
            <table:table-cell table:style-name="rststyle-rststyle-table-2.A1" office:value-type="string">
              <text:p text:style-name="rststyle-textbody">apt-get install gnome-core</text:p>
            </table:table-cell>
          </table:table-row>
          <table:table-row>
            <table:table-cell table:style-name="rststyle-rststyle-table-2.A1" office:value-type="string">
              <text:p text:style-name="rststyle-textbody">mate</text:p>
            </table:table-cell>
            <table:table-cell table:style-name="rststyle-rststyle-table-2.A1" office:value-type="string">
              <text:p text:style-name="rststyle-textbody">apt-get install mate-desktop-environment-core</text:p>
            </table:table-cell>
          </table:table-row>
          <table:table-row>
            <table:table-cell table:style-name="rststyle-rststyle-table-2.A1" office:value-type="string">
              <text:p text:style-name="rststyle-textbody">budgie</text:p>
            </table:table-cell>
            <table:table-cell table:style-name="rststyle-rststyle-table-2.A1" office:value-type="string">
              <text:p text:style-name="rststyle-textbody">apt-get install budgie-desktop</text:p>
            </table:table-cell>
          </table:table-row>
        </table:table>
        <text:p text:style-name="rststyle-textbody"><text:span text:style-name="rststyle-strong">Not:</text:span> xfce, lxde, mate gibi bazı masaüstülerindeki ağ bağlantısı aracı için <text:span text:style-name="rststyle-strong">network-manager-gnome</text:span> paketini kurmalısınız.</text:p>
        <text:p text:style-name="rststyle-textbody">Bu aşamada kurulu gelmesini istediğiniz başka paketler varsa onları da kurabilirsiniz.</text:p>
        <text:list text:style-name="rststyle-enumlist-arabic">
          <text:list-item>
            <text:p text:style-name="rststyle-enumitem">Sürücüleri ekleyebiliz.</text:p>
          </text:list-item>
        </text:list>
        <ns0:p ns0:style-name="rststyle-codeblock">☭ apt-get install bluez-firmware firmware-amd-graphics firmware-atheros \<ns0:line-break/><ns0:s ns0:c="6"/>firmware-b43-installer firmware-b43legacy-installer firmware-bnx2 \<ns0:line-break/><ns0:s ns0:c="6"/>firmware-bnx2x firmware-brcm80211 firmware-cavium firmware-intel-sound \<ns0:line-break/><ns0:s ns0:c="6"/>firmware-intelwimax firmware-ipw2x00 firmware-ivtv firmware-iwlwifi \<ns0:line-break/><ns0:s ns0:c="6"/>firmware-libertas firmware-linux firmware-linux-free firmware-linux-nonfree \<ns0:line-break/><ns0:s ns0:c="6"/>firmware-misc-nonfree firmware-myricom firmware-netxen firmware-qlogic \<ns0:line-break/><ns0:s ns0:c="6"/>firmware-ralink firmware-realtek firmware-samsung firmware-siano \<ns0:line-break/><ns0:s ns0:c="6"/>firmware-ti-connectivity firmware-zd1211 zd1211-firmware</ns0:p>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list text:style-name="rststyle-enumlist-arabic">
          <text:list-item>
            <text:p text:style-name="rststyle-enumitem">Varsayılan kullanıcı ayarları yapmak için kullanıcı ev dizinine gelmesini istediğiniz dosyaları <text:span text:style-name="rststyle-strong">/etc/skel</text:span> içerisine uygun hiyerarşiye göre dizmelisiniz.</text:p>
          </text:list-item>
        </text:list>
        <text:p text:style-name="rststyle-textbody">Burada dikkat etmezin gerekek nokta ev dizinindeki bütün dosyaları olduğu gibi kopyalarsanız açık olan kullanıcı hesabı bilgileri de dahil edileceği için tehlikeli olabilir. Bu dosyaları tek tek kontrol ederek koymanızı şiddetle tavsiye ederim.</text:p>
        <text:p text:style-name="rststyle-textbody">Yapmış olduğunuz duvar kağıdı simge teması gibi özelleştirmeler iso içerisinde de aynı konumda bulunmalıdır. Bu sebeple sadece iso içerisindeki görselleri ve temaları kullanmalısınız.</text:p>
        <text:list text:style-name="rststyle-enumlist-arabic">
          <text:list-item>
            <text:p text:style-name="rststyle-enumitem">Daha önceden paketlemiş olduğumuz kurulum aracını kurabiliriz. Oluşturduğumuz <text:span text:style-name="rststyle-strong">deb</text:span> dosyasını chroot içindeki <text:span text:style-name="rststyle-strong">/tmp</text:span> dizinine kopyalayalım.</text:p>
          </text:list-item>
        </text:list>
        <ns0:p ns0:style-name="rststyle-codeblock">☭ dpkg -i /tmp/17g-installer.deb # dosya adını uygun şekilde yazınız.<ns0:line-break/>☭ apt-get install -f # eksik bağımlılıkları tamamlaması için.</ns0:p>
        <text:span text:style-name="rststyle-comment">
          <text:span text:style-name="rststyle-single"># dosya adını uygun şekilde yazınız.
</text:span>
        </text:span>
        <text:span text:style-name="rststyle-comment">
          <text:span text:style-name="rststyle-single"># eksik bağımlılıkları tamamlaması için.</text:span>
        </text:span>
        <text:list text:style-name="rststyle-enumlist-arabic">
          <text:list-item>
            <text:p text:style-name="rststyle-enumitem">Network manager gvfs-backends gibi bazı paketlere ihtiyacımız olabilir. Bunları kuralbilirsiniz.</text:p>
          </text:list-item>
        </text:list>
        <ns0:p ns0:style-name="rststyle-codeblock">☭ apt-get install network-manager-gnome gvfs-backends pavucontrol chromium vlc</ns0:p>
      </text:section>
      <text:section text:name="Section6" text:style-name="Sect1">
        <text:h text:outline-level="1" text:style-name="rststyle-heading1">Paketleme öncesi</text:h>
        <text:list text:style-name="rststyle-enumlist-arabic">
          <text:list-item>
            <text:p text:style-name="rststyle-enumitem">Öncelikle chroot içerisinden çıkalım. İşlemin bundan sonraki aşaması chrootun dışarısında gerçekleşecektir.</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literal">
          <text:span text:style-name="rststyle-number">2</text:span>
        </text:span>
      </text:section>
      <text:section text:name="Section7" text:style-name="Sect1">
        <text:h text:outline-level="1" text:style-name="rststyle-heading1">Temizlik</text:h>
        <text:p text:style-name="rststyle-textbody">Squashfs yapmadan önce chroot içerisinde temizlik yapmak gerekebilir. Zorunlu değildir fakat yaptığınız zaman squashfs ve iso boyutunu küçültmektedir.</text:p>
        <ns0:p ns0:style-name="rststyle-codeblock">☭ chroot sid-chroot apt-get autoremove # boşta kalan paketleri temizler<ns0:line-break/>☭ chroot sid-chroot apt-get clean # apt önbelleğini temizler<ns0:line-break/>☭ rm -f sid-chroot/root/.bash_history # iso yaparken oluşturduğunuz historyleri temizler<ns0:line-break/>☭ rm -rf sid-chroot/var/lib/apt/lists/* # index dosyalarını temizler<ns0:line-break/>☭ find sid-chroot/var/log/ -type f | xargs rm -f # logları siler</ns0:p>
        <text:span text:style-name="rststyle-comment">
          <text:span text:style-name="rststyle-single"># boşta kalan paketleri temizler
</text:span>
        </text:span>
        <text:span text:style-name="rststyle-comment">
          <text:span text:style-name="rststyle-single"># apt önbelleğini temizler
</text:span>
        </text:span>
        <text:span text:style-name="rststyle-comment">
          <text:span text:style-name="rststyle-single"># iso yaparken oluşturduğunuz historyleri temizler
</text:span>
        </text:span>
        <text:span text:style-name="rststyle-comment">
          <text:span text:style-name="rststyle-single"># index dosyalarını temizler
</text:span>
        </text:span>
        <text:span text:style-name="rststyle-punctuation">|</text:span>
        <text:span text:style-name="rststyle-comment">
          <text:span text:style-name="rststyle-single"># logları siler</text:span>
        </text:span>
      </text:section>
      <text:section text:name="Section8" text:style-name="Sect1">
        <text:h text:outline-level="1" text:style-name="rststyle-heading1">Paketleme aşaması</text:h>
        <text:list text:style-name="rststyle-enumlist-arabic">
          <text:list-item>
            <text:p text:style-name="rststyle-enumitem">Iso taslağı dizini açalım ve <text:span text:style-name="rststyle-strong">squashfs</text:span> imajı alalım. aldığımız imajı daha sonra iso taslağı içinde <text:span text:style-name="rststyle-strong">live</text:span> adında bir dizin açarak içine atalım.</text:p>
          </text:list-item>
        </text:list>
        <text:p text:style-name="rststyle-blockquote"><text:span text:style-name="rststyle-strong">Not:</text:span> <text:span text:style-name="rststyle-emphasis">-comp</text:span> parametresinden sonra <text:span text:style-name="rststyle-emphasis">xz</text:span> veya <text:span text:style-name="rststyle-emphasis">gzip</text:span> kullanabiliriz. <text:span text:style-name="rststyle-emphasis">xz</text:span> kullanırsak daha yüksek oranda sıkıştırır fakat kurulum daha uzun sürer. <text:span text:style-name="rststyle-emphasis">gzip</text:span> kullanırsak iso boyutu daha büyük olur fakat daha hızlı kurar.
Debianda varsayılan sıkıştırma formatı <text:span text:style-name="rststyle-emphasis">xz</text:span> olmasına ramen ben sizlere <text:span text:style-name="rststyle-emphasis">gzip</text:span> kullanmanızı öneririm.</text:p>
        <text:p text:style-name="rststyle-textbody"><text:span text:style-name="rststyle-strong">Not:</text:span> Ubuntu tabanında <text:span text:style-name="rststyle-strong">live</text:span> dizini yerine <text:span text:style-name="rststyle-strong">casper</text:span> dizini blunmaktadır.</text:p>
        <ns0:p ns0:style-name="rststyle-codeblock">☭ mkdir isowork<ns0:line-break/>☭ mksquashfs sid-chroot filesystem.squashfs -comp gzip -wildcards<ns0:line-break/>☭ mkdir -p isowork/live<ns0:line-break/>☭ mv filesystem.squashfs isowork/live/filesystem.squashfs</ns0:p>
        <text:list text:style-name="rststyle-enumlist-arabic">
          <text:list-item>
            <text:p text:style-name="rststyle-enumitem">Ardından <text:span text:style-name="rststyle-strong">vmlinuz</text:span> ve <text:span text:style-name="rststyle-strong">initrd</text:span> dosyalarını isowork/live içerisine atalım.</text:p>
          </text:list-item>
        </text:list>
        <ns0:p ns0:style-name="rststyle-codeblock">☭ ls sid-chroot/boot/ # dosyalarımızın adını öğrenmek için<ns0:line-break/><ns0:s ns0:c="4"/>config-5.7.0-1-amd64 <ns0:s ns0:c="1"/>grub <ns0:s ns0:c="1"/>initrd.img-5.7.0-1-amd64 <ns0:s ns0:c="1"/>System.map-5.7.0-1-amd64 <ns0:s ns0:c="1"/>vmlinuz-5.7.0-1-amd64<ns0:line-break/>☭ cp -pf sid-chroot/boot/initrd.img-5.7.0-1-amd64 isowork/live/initrd.img<ns0:line-break/>☭ cp -pf sid-chroot/boot/vmlinuz-5.7.0-1-amd64 isowork/live/vmlinuz</ns0:p>
        <text:span text:style-name="rststyle-comment">
          <text:span text:style-name="rststyle-single"># dosyalarımızın adını öğrenmek için
</text:span>
        </text:span>
        <text:list text:style-name="rststyle-enumlist-arabic">
          <text:list-item>
            <text:p text:style-name="rststyle-enumitem"><text:span text:style-name="rststyle-strong">grub.cfg</text:span> dosyası oluşturalım.</text:p>
          </text:list-item>
        </text:list>
        <ns0:p ns0:style-name="rststyle-codeblock">☭ mkdir -p isowork/boot/grub/<ns0:line-break/>☭ echo 'insmod all_video' &gt; isowork/boot/grub/grub.cfg<ns0:line-break/>☭ echo 'menuentry "Start Debian 64-bit" --class debian {' &gt;&gt; isowork/boot/grub/grub.cfg<ns0:line-break/>☭ echo ' <ns0:s ns0:c="3"/>linux /live/vmlinuz boot=live live-config live-media-path=/live --' &gt;&gt; isowork/boot/grub/grub.cfg<ns0:line-break/>☭ echo ' <ns0:s ns0:c="3"/>initrd /live/initrd.img' &gt;&gt; isowork/boot/grub/grub.cfg<ns0:line-break/>☭ echo '}' &gt;&gt; isowork/boot/grub/grub.cfg</ns0:p>
        <text:span text:style-name="rststyle-name">
          <text:span text:style-name="rststyle-builtin">echo</text:span>
        </text:span>
        <text:span text:style-name="rststyle-literal">
          <text:span text:style-name="rststyle-string">
            <text:span text:style-name="rststyle-single">'insmod all_video'</text:span>
          </text:span>
        </text:span>
        <text:span text:style-name="rststyle-name">
          <text:span text:style-name="rststyle-builtin">echo</text:span>
        </text:span>
        <text:span text:style-name="rststyle-literal">
          <text:span text:style-name="rststyle-string">
            <text:span text:style-name="rststyle-single">'menuentry "Start Debian 64-bit" --class debian {'</text:span>
          </text:span>
        </text:span>
        <text:span text:style-name="rststyle-name">
          <text:span text:style-name="rststyle-builtin">echo</text:span>
        </text:span>
        <text:span text:style-name="rststyle-literal">
          <text:span text:style-name="rststyle-string">
            <text:span text:style-name="rststyle-single">'    linux /live/vmlinuz boot=live live-config live-media-path=/live --'</text:span>
          </text:span>
        </text:span>
        <text:span text:style-name="rststyle-name">
          <text:span text:style-name="rststyle-builtin">echo</text:span>
        </text:span>
        <text:span text:style-name="rststyle-literal">
          <text:span text:style-name="rststyle-string">
            <text:span text:style-name="rststyle-single">'    initrd /live/initrd.img'</text:span>
          </text:span>
        </text:span>
        <text:span text:style-name="rststyle-name">
          <text:span text:style-name="rststyle-builtin">echo</text:span>
        </text:span>
        <text:span text:style-name="rststyle-literal">
          <text:span text:style-name="rststyle-string">
            <text:span text:style-name="rststyle-single">'}'</text:span>
          </text:span>
        </text:span>
        <text:p text:style-name="rststyle-textbody">Burada <text:span text:style-name="rststyle-strong">linux</text:span> ile başlayan satırın sonuna ekleyeceğimiz ek ayarlar ile sistemin dilini ve klavye düzeni gibi şeyleri ayarlayabilirsiniz. Aşağıda Bu parametreler ve anlamları verilmiştir.</text:p>
        <text:p text:style-name="rststyle-table-title">Parametre ve anlamları</text:p>
        <table:table table:name="rststyle-rststyle-table-3" table:style-name="rststyle-rststyle-table-3">
          <text:span text:style-name="rststyle-strong">Parametre ve anlamları</text:span>
          <table:table-column table:style-name="rststyle-rststyle-table-3.A"/>
          <table:table-column table:style-name="rststyle-rststyle-table-3.B"/>
          <table:table-column table:style-name="rststyle-rststyle-table-3.C"/>
          <table:table-column table:style-name="rststyle-rststyle-table-3.D"/>
          <table:table-header-rows>
            <table:table-row>
              <table:table-cell table:style-name="rststyle-rststyle-table-3.A1" office:value-type="string">
                <text:p text:style-name="Table_20_Heading">Örnek parametre</text:p>
              </table:table-cell>
              <table:table-cell table:style-name="rststyle-rststyle-table-3.A1" office:value-type="string">
                <text:p text:style-name="Table_20_Heading">Anlamı</text:p>
              </table:table-cell>
              <table:table-cell table:style-name="rststyle-rststyle-table-3.A1" office:value-type="string">
                <text:p text:style-name="Table_20_Heading">Örnek parametre</text:p>
              </table:table-cell>
              <table:table-cell table:style-name="rststyle-rststyle-table-3.A1" office:value-type="string">
                <text:p text:style-name="Table_20_Heading">Anlamı</text:p>
              </table:table-cell>
            </table:table-row>
          </table:table-header-rows>
          <table:table-row>
            <table:table-cell table:style-name="rststyle-rststyle-table-3.A1" office:value-type="string">
              <text:p text:style-name="rststyle-textbody">timezone=Europe/Istanbul</text:p>
            </table:table-cell>
            <table:table-cell table:style-name="rststyle-rststyle-table-3.A1" office:value-type="string">
              <text:p text:style-name="rststyle-textbody">Zaman dilimi ayarı</text:p>
            </table:table-cell>
            <table:table-cell table:style-name="rststyle-rststyle-table-3.A1" office:value-type="string">
              <text:p text:style-name="rststyle-textbody">locales=tr_TR.UTF-8</text:p>
            </table:table-cell>
            <table:table-cell table:style-name="rststyle-rststyle-table-3.A1" office:value-type="string">
              <text:p text:style-name="rststyle-textbody">Dil ayarı</text:p>
            </table:table-cell>
          </table:table-row>
          <table:table-row>
            <table:table-cell table:style-name="rststyle-rststyle-table-3.A1" office:value-type="string">
              <text:p text:style-name="rststyle-textbody">keyboard-layouts=tr</text:p>
            </table:table-cell>
            <table:table-cell table:style-name="rststyle-rststyle-table-3.A1" office:value-type="string">
              <text:p text:style-name="rststyle-textbody">Klavye ayarı</text:p>
            </table:table-cell>
            <table:table-cell table:style-name="rststyle-rststyle-table-3.A1" office:value-type="string">
              <text:p text:style-name="rststyle-textbody">username=debian</text:p>
            </table:table-cell>
            <table:table-cell table:style-name="rststyle-rststyle-table-3.A1" office:value-type="string">
              <text:p text:style-name="rststyle-textbody">Kullanıcı adı ayarı</text:p>
            </table:table-cell>
          </table:table-row>
          <table:table-row>
            <table:table-cell table:style-name="rststyle-rststyle-table-3.A1" office:value-type="string">
              <text:p text:style-name="rststyle-textbody">hostname=live</text:p>
            </table:table-cell>
            <table:table-cell table:style-name="rststyle-rststyle-table-3.A1" office:value-type="string">
              <text:p text:style-name="rststyle-textbody">Makina adı ayarı</text:p>
            </table:table-cell>
            <table:table-cell table:style-name="rststyle-rststyle-table-3.A1" office:value-type="string">
              <text:p text:style-name="rststyle-textbody">user-fullname=DebianLive</text:p>
            </table:table-cell>
            <table:table-cell table:style-name="rststyle-rststyle-table-3.A1" office:value-type="string">
              <text:p text:style-name="rststyle-textbody">Kullanıcı gözüken adı ayarı</text:p>
            </table:table-cell>
          </table:table-row>
          <table:table-row>
            <table:table-cell table:style-name="rststyle-rststyle-table-3.A1" office:value-type="string">
              <text:p text:style-name="rststyle-textbody">quiet</text:p>
            </table:table-cell>
            <table:table-cell table:style-name="rststyle-rststyle-table-3.A1" office:value-type="string">
              <text:p text:style-name="rststyle-textbody">Açılışta yazı basmaz</text:p>
            </table:table-cell>
            <table:table-cell table:style-name="rststyle-rststyle-table-3.A1" office:value-type="string">
              <text:p text:style-name="rststyle-textbody">splash</text:p>
            </table:table-cell>
            <table:table-cell table:style-name="rststyle-rststyle-table-3.A1" office:value-type="string">
              <text:p text:style-name="rststyle-textbody">Varsa açılış animasyonunu gösterir.</text:p>
            </table:table-cell>
          </table:table-row>
          <table:table-row>
            <table:table-cell table:style-name="rststyle-rststyle-table-3.A1" office:value-type="string">
              <text:p text:style-name="rststyle-textbody">keyboard-variants=f</text:p>
            </table:table-cell>
            <table:table-cell table:style-name="rststyle-rststyle-table-3.A1" office:value-type="string">
              <text:p text:style-name="rststyle-textbody">Klavye varyantı ayarı</text:p>
            </table:table-cell>
            <table:table-cell table:style-name="rststyle-rststyle-table-3.A1" office:value-type="string">
              <text:p text:style-name="rststyle-textbody">nomodeset</text:p>
            </table:table-cell>
            <table:table-cell table:style-name="rststyle-rststyle-table-3.A1" office:value-type="string">
              <text:p text:style-name="rststyle-textbody">Uyumluluk modu ayarı</text:p>
            </table:table-cell>
          </table:table-row>
        </table:table>
        <text:list text:style-name="rststyle-enumlist-arabic">
          <text:list-item>
            <text:p text:style-name="rststyle-enumitem">Herşey tamamlandıktan sonra dizin yapısı şu şekilde olmalıdır. Ayrıca iso <text:span text:style-name="rststyle-strong">isowork</text:span> dizini içerisine istediğiniz dosyaları ekleyebilirsiniz.</text:p>
          </text:list-item>
        </text:list>
        <ns0:p ns0:style-name="rststyle-codeblock">☭ tree isowork<ns0:line-break/><ns0:s ns0:c="4"/>isowork/<ns0:line-break/><ns0:s ns0:c="4"/>├── boot<ns0:line-break/><ns0:s ns0:c="4"/>│ <ns0:s ns0:c="2"/>└── grub<ns0:line-break/><ns0:s ns0:c="4"/>│ <ns0:s ns0:c="6"/>└── grub.cfg<ns0:line-break/><ns0:s ns0:c="4"/>└── live<ns0:line-break/><ns0:s ns0:c="8"/>├── filesystem.squashfs<ns0:line-break/><ns0:s ns0:c="8"/>├── initrd.img<ns0:line-break/><ns0:s ns0:c="8"/>└── vmlinuz</ns0:p>
        <text:list text:style-name="rststyle-enumlist-arabic">
          <text:list-item>
            <text:p text:style-name="rststyle-enumitem">Iso dosyası üretelim.</text:p>
          </text:list-item>
        </text:list>
        <ns0:p ns0:style-name="rststyle-codeblock">☭ grub-mkrescue isowork -o debian-live.iso</ns0:p>
      </text:section>
      <text:section text:name="Section9" text:style-name="Sect1">
        <text:h text:outline-level="1" text:style-name="rststyle-heading1">Iso üzerinde düzenleme yapma</text:h>
        <text:p text:style-name="rststyle-textbody">Eğer paketlediğimiz isoda bir şeyleri eksik yaptığımızı düşünüyorsak veya birkaç ekleme daha yapmak istiyorsak Sırası ile şunları yapmalıyız.</text:p>
        <text:list text:style-name="rststyle-enumlist-arabic">
          <text:list-item>
            <text:p text:style-name="rststyle-enumitem"><text:span text:style-name="rststyle-strong">sid-chroot</text:span> dizinine tekrar bind bağı atalım.</text:p>
          </text:list-item>
        </text:list>
        <ns0:p ns0:style-name="rststyle-codeblock">☭ for i in dev dev/pts proc sys; do mount -o bind /$i sid-chroot/$i; done</ns0:p>
        <text:span text:style-name="rststyle-keyword">for</text:span>
        <text:span text:style-name="rststyle-keyword">in</text:span>
        <text:span text:style-name="rststyle-punctuation">;</text:span>
        <text:span text:style-name="rststyle-keyword">do</text:span>
        <text:span text:style-name="rststyle-name">
          <text:span text:style-name="rststyle-builtin">bind</text:span>
        </text:span>
        <text:span text:style-name="rststyle-name">
          <text:span text:style-name="rststyle-variable">$i</text:span>
        </text:span>
        <text:span text:style-name="rststyle-name">
          <text:span text:style-name="rststyle-variable">$i</text:span>
        </text:span>
        <text:span text:style-name="rststyle-punctuation">;</text:span>
        <text:span text:style-name="rststyle-keyword">done</text:span>
        <text:list text:style-name="rststyle-enumlist-arabic">
          <text:list-item>
            <text:p text:style-name="rststyle-enumitem"><text:span text:style-name="rststyle-strong">sid-chroot</text:span> içine tekrar girelim.</text:p>
          </text:list-item>
        </text:list>
        <ns0:p ns0:style-name="rststyle-codeblock">☭ chroot sid-chroot /bin/bash</ns0:p>
        <text:list text:style-name="rststyle-enumlist-arabic">
          <text:list-item>
            <text:p text:style-name="rststyle-enumitem">Düzenlemek istediğimiz yapalım. Ve ardından chroot içinden çıkalım.</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literal">
          <text:span text:style-name="rststyle-number">2</text:span>
        </text:span>
        <text:list text:style-name="rststyle-enumlist-arabic">
          <text:list-item>
            <text:p text:style-name="rststyle-enumitem">Tekrar <text:span text:style-name="rststyle-strong">squashfs</text:span> dosyası üretelim ve güncelleyelim.</text:p>
          </text:list-item>
        </text:list>
        <ns0:p ns0:style-name="rststyle-codeblock">☭ mksquashfs sid-chroot filesystem.squashfs -comp gzip -wildcards<ns0:line-break/>☭ rm -f isowork/live/filesystem.squashfs<ns0:line-break/>☭ mv filesystem.squashfs isowork/live/filesystem.squashfs</ns0:p>
        <text:list text:style-name="rststyle-enumlist-arabic">
          <text:list-item>
            <text:p text:style-name="rststyle-enumitem">Eğer kernelle ilgili bir değişiklik yaptıysak <text:span text:style-name="rststyle-strong">isowork</text:span> içerisindeki live dizininde bulunan dosyaları güncelleyelim.</text:p>
          </text:list-item>
        </text:list>
        <ns0:p ns0:style-name="rststyle-codeblock">☭ rm -f isowork/live/initrd.img isowork/live/vmlinuz<ns0:line-break/>☭ cp -pf sid-chroot/boot/initrd.img-5.7.0-1-amd64 isowork/live/initrd.img<ns0:line-break/>☭ cp -pf sid-chroot/boot/vmlinuz-5.7.0-1-amd64 isowork/live/vmlinuz</ns0:p>
        <text:list text:style-name="rststyle-enumlist-arabic">
          <text:list-item>
            <text:p text:style-name="rststyle-enumitem">Yeni iso dosyasını üretelim.</text:p>
          </text:list-item>
        </text:list>
        <ns0:p ns0:style-name="rststyle-codeblock">☭ mv debian-live.iso debian-live-eski.iso<ns0:line-break/>☭ grub-mkrescue isowork -o debian-live.iso</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2-09-21T08:10:07</meta:creation-date>
    <dc:creator>a</dc:creator>
    <dc:date>2022-09-21T08:10:07</dc:date>
    <dc:language>en-US</dc:language>
    <meta:editing-cycles>1</meta:editing-cycles>
    <meta:editing-duration>PT00M01S</meta:editing-duration>
    <dc:title>Iso yapımı</dc:title>
  </office:meta>
</office:document-meta>
</file>